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85a8e" officeooo:paragraph-rsid="00085a8e"/>
    </style:style>
    <style:style style:name="T1" style:family="text">
      <style:text-properties officeooo:rsid="00085a8e"/>
    </style:style>
    <style:style style:name="T2" style:family="text">
      <style:text-properties officeooo:rsid="0009d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DD</text:p>
      <text:h text:style-name="Heading_20_1" text:outline-level="1">Padrões de <text:span text:style-name="T2">reducer </text:span>store <text:span text:style-name="T1">e respostas JSON</text:span></text:h>
      <text:p text:style-name="P1"><text:span text:style-name="T2">Nos reducers</text:span> os dados importantes ficam sempre em data, dando espaço para dados como status da operação de requisições.</text:p>
      <text:p text:style-name="P1">Ex:</text:p>
      <text:p text:style-name="P1"><text:span text:style-name="T2">Offers</text:span>: {</text:p>
      <text:p text:style-name="P1"><text:tab/>status: “fetching”,<text:line-break/><text:tab/>data: [ { name: “dia das mães”, descricao: “blabla”}, { name: “black-friday”, description: “blabla”}]</text:p>
      <text:p text:style-name="P1">}</text:p>
      <text:p text:style-name="P1">Sempre que uma requisição de get for chamada, o retorno não conterá status, pois nada foi modificado. Se nada foi encontrado retornará um null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2T18:30:34.405000000</dc:date>
    <meta:editing-duration>PT8M51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8" meta:word-count="71" meta:character-count="442" meta:non-whitespace-character-count="377"/>
  </office:meta>
</office:document-meta>
</file>